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9pt" fo:font-style="italic" officeooo:rsid="000d8484" officeooo:paragraph-rsid="000d8484" style:font-size-asian="9pt" style:font-style-asian="italic" style:font-size-complex="9pt" style:font-style-complex="italic"/>
    </style:style>
    <style:style style:name="P2" style:family="paragraph" style:parent-style-name="Title">
      <style:text-properties officeooo:rsid="00064d2d" officeooo:paragraph-rsid="00064d2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64d2d" officeooo:paragraph-rsid="00064d2d"/>
    </style:style>
    <style:style style:name="P5" style:family="paragraph" style:parent-style-name="Standard">
      <style:text-properties fo:font-weight="normal" officeooo:rsid="00064d2d" officeooo:paragraph-rsid="00064d2d" style:font-weight-asian="normal" style:font-weight-complex="normal"/>
    </style:style>
    <style:style style:name="P6" style:family="paragraph" style:parent-style-name="Standard">
      <style:text-properties fo:font-weight="normal" officeooo:rsid="00069c72" officeooo:paragraph-rsid="00069c72" style:font-weight-asian="normal" style:font-weight-complex="normal"/>
    </style:style>
    <style:style style:name="P7" style:family="paragraph" style:parent-style-name="Standard">
      <style:text-properties style:text-underline-style="none" fo:font-weight="normal" officeooo:rsid="00069c72" officeooo:paragraph-rsid="00069c72" fo:background-color="#ffff00" style:font-weight-asian="normal" style:font-weight-complex="normal"/>
    </style:style>
    <style:style style:name="P8" style:family="paragraph" style:parent-style-name="Standard">
      <style:text-properties style:text-underline-style="none" fo:font-weight="normal" officeooo:rsid="00069c72" officeooo:paragraph-rsid="00069c72" fo:background-color="transparent" style:font-weight-asian="normal" style:font-weight-complex="normal"/>
    </style:style>
    <style:style style:name="P9" style:family="paragraph" style:parent-style-name="Standard">
      <style:text-properties style:text-underline-style="none" fo:font-weight="bold" officeooo:rsid="00069c72" officeooo:paragraph-rsid="00069c72" fo:background-color="transparent" style:font-weight-asian="bold" style:font-weight-complex="bold"/>
    </style:style>
    <style:style style:name="P10" style:family="paragraph" style:parent-style-name="Standard">
      <style:text-properties style:text-underline-style="none" fo:font-weight="bold" officeooo:rsid="00085e49" officeooo:paragraph-rsid="00085e49" fo:background-color="transparent" style:font-weight-asian="bold" style:font-weight-complex="bold"/>
    </style:style>
    <style:style style:name="P11" style:family="paragraph" style:parent-style-name="Standard">
      <style:text-properties style:text-underline-style="solid" style:text-underline-width="auto" style:text-underline-color="font-color" fo:font-weight="normal" officeooo:rsid="00085e49" officeooo:paragraph-rsid="00085e49" fo:background-color="transparent" style:font-weight-asian="normal" style:font-weight-complex="normal"/>
    </style:style>
    <style:style style:name="P12" style:family="paragraph" style:parent-style-name="Standard">
      <style:text-properties officeooo:paragraph-rsid="00085e49"/>
    </style:style>
    <style:style style:name="P13" style:family="paragraph" style:parent-style-name="Standard">
      <style:text-properties fo:font-weight="normal" officeooo:rsid="00085e49" officeooo:paragraph-rsid="00085e49" fo:background-color="#ffff00" style:font-weight-asian="normal" style:font-weight-complex="normal"/>
    </style:style>
    <style:style style:name="P14" style:family="paragraph" style:parent-style-name="Standard">
      <style:text-properties fo:font-weight="bold" officeooo:rsid="00085e49" officeooo:paragraph-rsid="00085e49" style:font-weight-asian="bold" style:font-weight-complex="bold"/>
    </style:style>
    <style:style style:name="P15" style:family="paragraph" style:parent-style-name="Standard">
      <style:text-properties fo:font-weight="normal" officeooo:rsid="00085e49" officeooo:paragraph-rsid="00085e49" style:font-weight-asian="normal" style:font-weight-complex="normal"/>
    </style:style>
    <style:style style:name="P16" style:family="paragraph" style:parent-style-name="Standard">
      <style:text-properties style:text-underline-style="none" fo:font-weight="normal" officeooo:rsid="00085e49" officeooo:paragraph-rsid="00085e49" fo:background-color="transparent" style:font-weight-asian="normal" style:font-weight-complex="normal"/>
    </style:style>
    <style:style style:name="P17" style:family="paragraph" style:parent-style-name="Standard">
      <style:text-properties fo:font-weight="normal" officeooo:rsid="000b32d7" officeooo:paragraph-rsid="000b32d7" style:font-weight-asian="normal" style:font-weight-complex="normal"/>
    </style:style>
    <style:style style:name="P18" style:family="paragraph" style:parent-style-name="Standard">
      <style:text-properties fo:font-weight="normal" officeooo:rsid="000b32d7" officeooo:paragraph-rsid="000b32d7" fo:background-color="transparent" style:font-weight-asian="normal" style:font-weight-complex="normal"/>
    </style:style>
    <style:style style:name="P19" style:family="paragraph" style:parent-style-name="Standard">
      <style:text-properties style:text-underline-style="none" fo:font-weight="normal" officeooo:rsid="000b32d7" officeooo:paragraph-rsid="000b32d7" fo:background-color="transparent" style:font-weight-asian="normal" style:font-weight-complex="normal"/>
    </style:style>
    <style:style style:name="P20" style:family="paragraph" style:parent-style-name="Standard">
      <style:text-properties style:text-underline-style="none" fo:font-weight="normal" officeooo:rsid="000d6dce" officeooo:paragraph-rsid="000ec6d0" fo:background-color="transparent" style:font-weight-asian="normal" style:font-weight-complex="normal"/>
    </style:style>
    <style:style style:name="P21" style:family="paragraph" style:parent-style-name="Standard">
      <style:text-properties style:text-underline-style="none" fo:font-weight="normal" officeooo:rsid="000ec6d0" officeooo:paragraph-rsid="000ec6d0" fo:background-color="transparent" style:font-weight-asian="normal" style:font-weight-complex="normal"/>
    </style:style>
    <style:style style:name="P22" style:family="paragraph" style:parent-style-name="Standard">
      <style:text-properties style:text-underline-style="none" fo:font-weight="normal" officeooo:rsid="000d6dce" officeooo:paragraph-rsid="000d6dce" fo:background-color="transparent" style:font-weight-asian="normal" style:font-weight-complex="normal"/>
    </style:style>
    <style:style style:name="P23" style:family="paragraph" style:parent-style-name="Standard">
      <style:text-properties style:text-underline-style="none" fo:font-weight="normal" officeooo:rsid="000d6dce" officeooo:paragraph-rsid="000d6dce" fo:background-color="#ffff00" style:font-weight-asian="normal" style:font-weight-complex="normal"/>
    </style:style>
    <style:style style:name="P24" style:family="paragraph" style:parent-style-name="Standard">
      <style:text-properties style:text-underline-style="none" fo:font-weight="normal" officeooo:rsid="000d8484" officeooo:paragraph-rsid="000d8484" fo:background-color="#ffff00" style:font-weight-asian="normal" style:font-weight-complex="normal"/>
    </style:style>
    <style:style style:name="P25" style:family="paragraph" style:parent-style-name="Standard">
      <style:text-properties fo:font-style="italic" style:text-underline-style="none" fo:font-weight="normal" officeooo:rsid="000d6dce" officeooo:paragraph-rsid="000d6dce" fo:background-color="transparent" style:font-style-asian="italic" style:font-weight-asian="normal" style:font-style-complex="italic" style:font-weight-complex="normal"/>
    </style:style>
    <style:style style:name="P26" style:family="paragraph" style:parent-style-name="Standard">
      <style:text-properties style:text-underline-style="none" fo:font-weight="bold" officeooo:rsid="000d6dce" officeooo:paragraph-rsid="000d6dce" fo:background-color="transparent" style:font-weight-asian="bold" style:font-weight-complex="bold"/>
    </style:style>
    <style:style style:name="P27" style:family="paragraph" style:parent-style-name="Standard">
      <style:text-properties fo:font-style="italic" fo:font-weight="normal" officeooo:rsid="000d6dce" officeooo:paragraph-rsid="000d6dce" style:font-style-asian="italic" style:font-weight-asian="normal" style:font-style-complex="italic" style:font-weight-complex="normal"/>
    </style:style>
    <style:style style:name="P28" style:family="paragraph" style:parent-style-name="Standard">
      <style:text-properties fo:font-weight="normal" officeooo:rsid="000d8484" officeooo:paragraph-rsid="000d8484" style:font-weight-asian="normal" style:font-weight-complex="normal"/>
    </style:style>
    <style:style style:name="P29" style:family="paragraph" style:parent-style-name="Standard">
      <style:text-properties fo:font-weight="bold" officeooo:rsid="000d8484" officeooo:paragraph-rsid="000d8484" style:font-weight-asian="bold" style:font-weight-complex="bold"/>
    </style:style>
    <style:style style:name="P30" style:family="paragraph" style:parent-style-name="Standard">
      <style:text-properties style:text-underline-style="none" fo:font-weight="normal" officeooo:rsid="000d8484" officeooo:paragraph-rsid="000d8484" style:font-weight-asian="normal" style:font-weight-complex="normal"/>
    </style:style>
    <style:style style:name="P31" style:family="paragraph" style:parent-style-name="Standard">
      <style:text-properties style:text-underline-style="none" fo:font-weight="normal" officeooo:rsid="000e36c9" officeooo:paragraph-rsid="000e36c9" style:font-weight-asian="normal" style:font-weight-complex="normal"/>
    </style:style>
    <style:style style:name="P32" style:family="paragraph" style:parent-style-name="Standard">
      <style:text-properties style:text-underline-style="none" fo:font-weight="normal" officeooo:rsid="000ebec3" officeooo:paragraph-rsid="000ebec3" fo:background-color="#ffff00" style:font-weight-asian="normal" style:font-weight-complex="normal"/>
    </style:style>
    <style:style style:name="P33" style:family="paragraph" style:parent-style-name="Standard">
      <style:text-properties fo:font-style="normal" style:text-underline-style="none" fo:font-weight="normal" officeooo:rsid="000ebec3" officeooo:paragraph-rsid="000ebec3" fo:background-color="#ffff00" style:font-style-asian="normal" style:font-weight-asian="normal" style:font-style-complex="normal" style:font-weight-complex="normal"/>
    </style:style>
    <style:style style:name="P34" style:family="paragraph" style:parent-style-name="Standard">
      <style:text-properties fo:font-style="italic" style:text-underline-style="none" fo:font-weight="normal" officeooo:rsid="000ebec3" officeooo:paragraph-rsid="000ebec3" style:font-style-asian="italic" style:font-weight-asian="normal" style:font-style-complex="italic" style:font-weight-complex="normal"/>
    </style:style>
    <style:style style:name="P35" style:family="paragraph" style:parent-style-name="Text_20_body">
      <style:text-properties officeooo:rsid="00064d2d" officeooo:paragraph-rsid="00064d2d"/>
    </style:style>
    <style:style style:name="T1" style:family="text">
      <style:text-properties officeooo:rsid="00064d2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069c72"/>
    </style:style>
    <style:style style:name="T5" style:family="text">
      <style:text-properties officeooo:rsid="00069c72" fo:background-color="#ffff00" loext:char-shading-value="0"/>
    </style:style>
    <style:style style:name="T6" style:family="text">
      <style:text-properties fo:font-weight="normal" style:font-weight-asian="normal" style:font-weight-complex="normal"/>
    </style:style>
    <style:style style:name="T7" style:family="text">
      <style:text-properties fo:font-weight="normal" officeooo:rsid="00085e49" style:font-weight-asian="normal" style:font-weight-complex="normal"/>
    </style:style>
    <style:style style:name="T8" style:family="text">
      <style:text-properties officeooo:rsid="00085e49"/>
    </style:style>
    <style:style style:name="T9" style:family="text">
      <style:text-properties style:text-underline-style="solid" style:text-underline-width="auto" style:text-underline-color="font-color" officeooo:rsid="00085e49"/>
    </style:style>
    <style:style style:name="T10" style:family="text">
      <style:text-properties officeooo:rsid="00085e49" fo:background-color="#ffff00" loext:char-shading-value="0"/>
    </style:style>
    <style:style style:name="T11" style:family="text">
      <style:text-properties fo:background-color="#ffff00" loext:char-shading-value="0"/>
    </style:style>
    <style:style style:name="T12" style:family="text">
      <style:text-properties officeooo:rsid="00096ebb" fo:background-color="#ffff00" loext:char-shading-value="0"/>
    </style:style>
    <style:style style:name="T13" style:family="text">
      <style:text-properties officeooo:rsid="000ec6d0"/>
    </style:style>
    <style:style style:name="T14" style:family="text">
      <style:text-properties fo:font-weight="bold" fo:background-color="#ffff00" loext:char-shading-value="0"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style:style>
    <style:style style:name="T17" style:family="text">
      <style:text-properties style:text-underline-style="none" fo:background-color="#ffff00" loext:char-shading-value="0"/>
    </style:style>
    <style:style style:name="T18" style:family="text">
      <style:text-properties officeooo:rsid="000b4104" fo:background-color="#ffff00" loext:char-shading-value="0"/>
    </style:style>
    <style:style style:name="T19" style:family="text">
      <style:text-properties officeooo:rsid="000b4104"/>
    </style:style>
    <style:style style:name="T20" style:family="text">
      <style:text-properties style:text-underline-style="solid" style:text-underline-width="auto" style:text-underline-color="font-color" officeooo:rsid="000b4104"/>
    </style:style>
    <style:style style:name="T21" style:family="text">
      <style:text-properties fo:font-weight="normal" fo:background-color="#ffff00" loext:char-shading-value="0" style:font-weight-asian="normal" style:font-weight-complex="normal"/>
    </style:style>
    <style:style style:name="T22" style:family="text">
      <style:text-properties fo:font-weight="bold" fo:background-color="#ffff00" loext:char-shading-value="0" style:font-weight-asian="bold" style:font-weight-complex="bold"/>
    </style:style>
    <style:style style:name="T23" style:family="text">
      <style:text-properties officeooo:rsid="000d8484"/>
    </style:style>
    <style:style style:name="T24" style:family="text">
      <style:text-properties fo:background-color="#ffff00" loext:char-shading-value="0"/>
    </style:style>
    <style:style style:name="T25" style:family="text">
      <style:text-properties style:text-underline-style="none" fo:font-weight="normal" fo:background-color="#ffff00" loext:char-shading-value="0" style:font-weight-asian="normal" style:font-weight-complex="normal"/>
    </style:style>
    <style:style style:name="T26" style:family="text">
      <style:text-properties officeooo:rsid="000ebec3"/>
    </style:style>
    <style:style style:name="T27" style:family="text">
      <style:text-properties fo:font-style="italic" style:font-style-asian="italic" style:font-style-complex="italic"/>
    </style:style>
    <style:style style:name="T28" style:family="text">
      <style:text-properties fo:background-color="transparent" loext:char-shading-value="0"/>
    </style:style>
    <style:style style:name="T29" style:family="text">
      <style:text-properties fo:color="#000000" loext:opacity="100%" fo:font-weight="bold" fo:background-color="transparent"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os apuntes no deben usarse como metodo de estudio principal porque estan mal copiados. Usar solo como apoyo)</text:p>
      <text:p text:style-name="P2">KANT</text:p>
      <text:p text:style-name="Standard">Es un Filosofo de la edad moderna, <text:span text:style-name="T1">persona muy cuadriculada y disciplinada</text:span></text:p>
      <text:p text:style-name="Standard"/>
      <text:p text:style-name="P3">Su filosofia cuestina diferentes preguntas:</text:p>
      <text:p text:style-name="Standard">¿que puedo conocer? ¿que debo hacer? ¿que me cabe esperar?</text:p>
      <text:p text:style-name="Standard"/>
      <text:p text:style-name="P4">La primera pregunta sera contestada por la <text:span text:style-name="T2">Critica de la razón pura (CRP)</text:span></text:p>
      <text:p text:style-name="P5">la segunda, con la <text:span text:style-name="T2">critica de la razon practica (CRK)</text:span></text:p>
      <text:p text:style-name="P5">la tercera con la <text:span text:style-name="T2">critica del juicio (CRJ)</text:span></text:p>
      <text:p text:style-name="P5"/>
      <text:p text:style-name="P5">estas preguntas seran elaboradas para contestar a la pregunta: <text:span text:style-name="T3">que es el hombre.</text:span></text:p>
      <text:p text:style-name="P5"/>
      <text:p text:style-name="P5">CRP → Problema del conocimiento</text:p>
      <text:p text:style-name="P5">CRK → problema de la Ética</text:p>
      <text:p text:style-name="P5">(la ultima no se pregunta porque es exageradamente larga)</text:p>
      <text:p text:style-name="P5"/>
      <text:p text:style-name="P5">____________________________________________________________________<text:span text:style-name="T4">____________</text:span></text:p>
      <text:p text:style-name="P5"/>
      <text:p text:style-name="Subtitle">PROBLEMA DEL CONOCIMIENTO - CRP</text:p>
      <text:p text:style-name="P5"/>
      <text:p text:style-name="P5">Kant considera que la filosofia ha de proceder <text:span text:style-name="T4">a </text:span><text:span text:style-name="T5">una critica de la razón desde la razón misma.</text:span></text:p>
      <text:p text:style-name="P6">Someter a juicio la razón para valorar sus derechos, probabilidades y limites</text:p>
      <text:p text:style-name="P6"/>
      <text:p text:style-name="P6">Esto hara que distinga entre:</text:p>
      <text:p text:style-name="P6">-<text:span text:style-name="T2">uso teorico de la razon</text:span> (conocimiento de objetos)</text:p>
      <text:p text:style-name="P6">-<text:span text:style-name="T2">uso practico de la razon</text:span> (orientacion sobre las acciones humanas)</text:p>
      <text:p text:style-name="P6"/>
      <text:p text:style-name="P6">la forma de proceder comeinza por <text:span text:style-name="T3">clasificar</text:span> los limites de la razon en su uso teorico. Para ello el punto de partida es una pregunta:</text:p>
      <text:p text:style-name="P7">¿porque la metafisica siendo el saber mas antiguo y el que se plantea las preguntas que mas preocupan al hombre no ha entrado en el camino seguro de la ciencia?</text:p>
      <text:p text:style-name="P7"/>
      <text:p text:style-name="P8">La clave de su pensamiento sera averiguar si la metafisica es acaso una ciencia, por eso elabora CRP</text:p>
      <text:p text:style-name="P8">________________________________________________________________________________</text:p>
      <text:p text:style-name="P9"/>
      <text:p text:style-name="P9">CRP: <text:span text:style-name="T6">“</text:span><text:span text:style-name="T7">¿</text:span><text:span text:style-name="T6">metafisica una ciencia?”</text:span></text:p>
      <text:p text:style-name="P10"/>
      <text:p text:style-name="P11">FINALIDADES:</text:p>
      <text:p text:style-name="P8">-<text:span text:style-name="T8">desarolla una doctrina de las </text:span><text:span text:style-name="T9">facultades del conocimiento</text:span><text:span text:style-name="T8"> </text:span><text:span text:style-name="T10">(sensibilidad, entendimiento, razón)</text:span><text:span text:style-name="T8"> para establecer por procedimientos a priori sus limites y funciones</text:span></text:p>
      <text:p text:style-name="P8">-<text:span text:style-name="T8">investiga si son posibles los juicios sinteticos a priori en las </text:span><text:span text:style-name="T9">ciencias ya conocidas</text:span><text:span text:style-name="T8"> </text:span><text:span text:style-name="T10">(matematicas, física y metafísica)</text:span></text:p>
      <text:p text:style-name="P12"/>
      <text:p text:style-name="P13">Para kant la ciencia es un <text:span text:style-name="T2">sistema de juicios</text:span>, tratara de ver cuales son utiles.</text:p>
      <text:p text:style-name="P12"/>
      <text:p text:style-name="P14">Kant desarollara su critica en orden de sensibilidad/mates, entendimiento/fisica y razon/metafisica llevando a estos <text:span text:style-name="T11">juicios sinteticos </text:span><text:span text:style-name="T12">a priori</text:span></text:p>
      <text:p text:style-name="P15"><text:soft-page-break/></text:p>
      <text:p text:style-name="Subtitle"><text:span text:style-name="T8">3 partes </text:span><text:span text:style-name="T13">de la critica de la razon pura</text:span>:</text:p>
      <text:p text:style-name="P16"/>
      <text:p text:style-name="P14"/>
      <text:p text:style-name="P14"><text:span text:style-name="T11">ESTETICA TRASCENDENTAL</text:span> (primera parte de la critica a de la razón pura)</text:p>
      <text:p text:style-name="P15">responde a:</text:p>
      <text:p text:style-name="P15">¿que es la facultad de la sensibilidad?</text:p>
      <text:p text:style-name="P15">¿son posibles los juicios sintenticos a priori en las matematicas?</text:p>
      <text:p text:style-name="P14"/>
      <text:p text:style-name="P14"><text:span text:style-name="T11">ANALITICA TRASCENDENTAL</text:span> (segunda parte de la critica de la razón pura)</text:p>
      <text:p text:style-name="P15">responde a:</text:p>
      <text:p text:style-name="P15">¿que es la facultad del entendimiento?</text:p>
      <text:p text:style-name="P15">¿son posibles los juicios sinteticos a priori en la Física?</text:p>
      <text:p text:style-name="P15"/>
      <text:p text:style-name="P14"><text:span text:style-name="T11">DIALECTICA TRASCENDENTAL</text:span> (tercera parte)</text:p>
      <text:p text:style-name="P15">responde a:</text:p>
      <text:p text:style-name="P15">¿que es la razón?</text:p>
      <text:p text:style-name="P15">¿son posibles los juicios sinteticos a priori en la metafisica?</text:p>
      <text:p text:style-name="P17"/>
      <text:p text:style-name="P17"/>
      <text:p text:style-name="P17">En el prologo de la CRP (critica de la razón pura) Kant alude al llamado <text:span text:style-name="T14">“giro copernicano”</text:span></text:p>
      <text:p text:style-name="P18">consiste en investigar <text:span text:style-name="T15">no</text:span><text:span text:style-name="T16"> como es posible el conocimiento desde el punto de partida del objeto. Si no cuales son las condiciones de posibilidad en el sujeto que hacen posible el conocimiento conquistado por las ciencias (?) ↔ es lo mismo que decir que </text:span><text:span text:style-name="T17">Kant investiga las condiciones trascendentales del conocimiento</text:span><text:span text:style-name="T16"> (trascendental es todo conocimiento no tanto de los objetos si no de nuestra manera de conocerlos)</text:span></text:p>
      <text:p text:style-name="P19"/>
      <text:p text:style-name="P19"><text:span text:style-name="T2">1era </text:span><text:span text:style-name="T15">Estetica trascendental</text:span>: <text:span text:style-name="T18">Sensibilidad</text:span><text:span text:style-name="T19">:</text:span></text:p>
      <text:p text:style-name="P19">-<text:span text:style-name="T19">facultad pasiva que recibe o capta el objeto como intuición sensible</text:span></text:p>
      <text:p text:style-name="P19">-<text:span text:style-name="T20">formas a priori de la sensibilidad</text:span><text:span text:style-name="T19">: carecen de contenido empirico </text:span><text:span text:style-name="T13">y son espacio y tiempo. Esto es la materia de la sensibilidad</text:span></text:p>
      <text:p text:style-name="P20"/>
      <text:p text:style-name="P21">resultado es el fenomeno capado en el epacio y en el tiempo</text:p>
      <text:p text:style-name="P22"/>
      <text:p text:style-name="P23">La sensibilidad capta el <text:span text:style-name="T2">fenomeno</text:span> pero no es capaz de conocerlo. Conocerlo es la labor del entendimiento</text:p>
      <text:p text:style-name="P24"/>
      <text:p text:style-name="P25">EJ: <text:span text:style-name="T13">captar una masa que ocupa un lugar en el espacio</text:span></text:p>
      <text:p text:style-name="P22"/>
      <text:p text:style-name="P26">2da <text:span text:style-name="T3">Analitica trascendental</text:span>:<text:span text:style-name="T6"> </text:span><text:span text:style-name="T21">entendimiento</text:span><text:span text:style-name="T6">:</text:span></text:p>
      <text:p text:style-name="P22">compuesto por:</text:p>
      <text:p text:style-name="P22">-<text:span text:style-name="T2">materia</text:span> (proveniente de la experiencia, lo enviado por la sensibiliad, <text:span text:style-name="T22">fenomeno</text:span>)</text:p>
      <text:p text:style-name="P22">-<text:span text:style-name="T2">forma</text:span>: elementos a priori. → categorias o conceptos puros (anteriores a la experiencia)­ y perteneciente a la estructura del entendimiento.</text:p>
      <text:p text:style-name="P22">Lo que hace es ordenar/ razonar.</text:p>
      <text:p text:style-name="P15"/>
      <text:p text:style-name="P27">Ej: razona<text:span text:style-name="T23">r</text:span> lo visto formando una oración razonada. “las palomas estan posadas en el arbol”</text:p>
      <text:p text:style-name="P15"/>
      <text:p text:style-name="P28">* Recordar: en Kant <text:span text:style-name="T2">trascendental</text:span> significa: <text:span text:style-name="T24">la forma de la que conocemos algo</text:span>. </text:p>
      <text:p text:style-name="P28"/>
      <text:p text:style-name="P28"/>
      <text:p text:style-name="P28"><text:soft-page-break/><text:span text:style-name="T24">Gracias a las categorias del entendimiento son posibles los juicios sinteticos a priori en fisica.</text:span> (gracias a estas categorias podemos organizar toda la información que nos viene de fuera)</text:p>
      <text:p text:style-name="P28"/>
      <text:p text:style-name="P29">3ra <text:span text:style-name="T3">Dialectica trascendental:</text:span><text:span text:style-name="T16"> </text:span><text:span text:style-name="T25">Razón / Razón pura</text:span></text:p>
      <text:p text:style-name="P30">compuesta por:</text:p>
      <text:p text:style-name="P30"/>
      <text:p text:style-name="P30">-<text:span text:style-name="T2">elemento material</text:span> (recibida por el entendimineto)</text:p>
      <text:p text:style-name="P30">-e<text:span text:style-name="T2">lementos a priori de la razón</text:span>: ideas de alma, mundo y Díos. Si la razón pura</text:p>
      <text:p text:style-name="P30"/>
      <text:p text:style-name="P31">Kant concluye que la metafisica es imposible.</text:p>
      <text:p text:style-name="P31"/>
      <text:p text:style-name="P31">No tenemos experiencia en la totalidad del alma o de las ideas. <text:span text:style-name="T26">EJ: </text:span>Podemos conocer partes de la Física pero no podemos conocerla en su totalidad. No se puede conocer, ya que <text:span text:style-name="T2">este conocimiento no se puede obtener mediante un fenomeno</text:span> (comparado con Hume: experiencia)</text:p>
      <text:p text:style-name="P31"/>
      <text:p text:style-name="P32">La razón es la facutad que tiende hacia lo incondicionado <text:span text:style-name="T27">(lo que no procede de la experiencia)</text:span></text:p>
      <text:p text:style-name="P33">esa es su esencia (<text:span text:style-name="T27">lo propio de ella</text:span>) y esto expica la existencia de la metafisica.<text:span text:style-name="T28"> </text:span><text:span text:style-name="T29">← Importante</text:span></text:p>
      <text:p text:style-name="P34"/>
      <text:p text:style-name="P34">(explicado: la razón tiende a querer meter dentro de las categorias de la experiencia aquello que la experiencia no nos puede otorgar)</text:p>
      <text:p text:style-name="P31"/>
      <text:p text:style-name="P30"/>
      <text:p text:style-name="P28"/>
      <text:p text:style-name="P28"/>
      <text:p text:style-name="P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10:20:10.935078338</meta:creation-date>
    <dc:date>2026-03-03T15:09:35.842428046</dc:date>
    <meta:editing-duration>PT35M43S</meta:editing-duration>
    <meta:editing-cycles>8</meta:editing-cycles>
    <meta:generator>LibreOffice/26.2.1.2$Linux_X86_64 LibreOffice_project/620$Build-2</meta:generator>
    <meta:document-statistic meta:table-count="0" meta:image-count="0" meta:object-count="0" meta:page-count="3" meta:paragraph-count="67" meta:word-count="811" meta:character-count="5097" meta:non-whitespace-character-count="4353"/>
  </office:meta>
</office:document-meta>
</file>